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6cm"/>
    </style:style>
    <style:style style:name="pr1" style:family="presentation" style:parent-style-name="Padrão-title">
      <style:graphic-properties draw:fill-color="#ffffff" fo:min-height="3.256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style:use-window-font-color="true" style:text-outline="false" style:text-line-through-style="none" fo:font-family="Arial" style:font-family-generic="swiss" fo:font-size="32pt" fo:language="en" fo:country="US" fo:font-style="normal" fo:text-shadow="none" style:text-underline-style="none" fo:font-weight="normal" style:letter-kerning="true" style:font-family-asian="Arial" style:font-family-generic-asian="swiss" style:font-size-asian="32pt" style:language-asian="en" style:country-asian="US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fo:language="en" fo:country="US" style:font-size-asian="36pt" style:language-asian="en" style:country-asian="US" style:font-size-complex="36pt"/>
    </style:style>
    <style:style style:name="T5" style:family="text">
      <style:text-properties style:use-window-font-color="true" style:text-outline="false" style:text-line-through-style="none" fo:font-family="Arial" style:font-family-generic="swiss" fo:font-size="18pt" fo:language="en" fo:country="US" fo:font-style="normal" fo:text-shadow="none" style:text-underline-style="none" fo:font-weight="normal" style:letter-kerning="true" style:font-family-asian="Arial" style:font-family-generic-asian="swiss" style:font-size-asian="18pt" style:language-asian="zxx" style:country-asian="none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Arial" style:font-family-generic="swiss" fo:font-size="18pt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TimesNewRoman" style:font-family-generic="roman" fo:font-size="18pt" fo:font-style="normal" fo:text-shadow="none" style:text-underline-style="none" fo:font-weight="normal" style:letter-kerning="true" style:font-family-asian="TimesNewRoman" style:font-family-generic-asian="roman" style:font-size-asian="18pt" style:font-style-asian="normal" style:font-weight-asian="normal" style:font-family-complex="TimesNewRoman" style:font-family-generic-complex="roman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TimesNewRoman, Italic" style:font-family-generic="roman" fo:font-size="18pt" fo:font-style="italic" fo:text-shadow="none" style:text-underline-style="none" fo:font-weight="normal" style:letter-kerning="true" style:font-family-asian="TimesNewRoman" style:font-family-generic-asian="roman" style:font-size-asian="18pt" style:font-style-asian="normal" style:font-weight-asian="normal" style:font-family-complex="TimesNewRoman, Italic" style:font-family-generic-complex="roman" style:font-size-complex="18pt" style:font-style-complex="italic" style:font-weight-complex="normal" style:text-emphasize="none" style:font-relief="none"/>
    </style:style>
    <style:style style:name="T9" style:family="text">
      <style:text-properties fo:font-family="TimesNewRoman" style:font-family-generic="roman" fo:font-size="18pt" style:font-family-asian="TimesNewRoman" style:font-family-generic-asian="roman" style:font-size-asian="18pt" style:font-family-complex="TimesNewRoman" style:font-family-generic-complex="roman" style:font-size-complex="18pt"/>
    </style:style>
    <style:style style:name="T10" style:family="text">
      <style:text-properties fo:font-family="TimesNewRoman, Italic" style:font-family-generic="roman" fo:font-size="18pt" fo:font-style="italic" style:font-family-asian="TimesNewRoman" style:font-family-generic-asian="roman" style:font-size-asian="18pt" style:font-family-complex="TimesNewRoman, Italic" style:font-family-generic-complex="roman" style:font-size-complex="18pt" style:font-style-complex="italic"/>
    </style:style>
    <style:style style:name="T11" style:family="text">
      <style:text-properties fo:font-family="TimesNewRoman, Italic" style:font-family-generic="roman" fo:font-size="18pt" fo:font-style="italic" style:font-size-asian="18pt" style:font-family-complex="TimesNewRoman, Italic" style:font-family-generic-complex="roman" style:font-size-complex="18pt" style:font-style-complex="italic"/>
    </style:style>
    <style:style style:name="T12" style:family="text">
      <style:text-properties fo:font-family="TimesNewRoman" style:font-family-generic="roman" fo:font-size="18pt" style:font-size-asian="18pt" style:font-family-complex="TimesNewRoman" style:font-family-generic-complex="roman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TimesNewRoman, Bold" style:font-family-generic="roman" fo:font-size="36pt" fo:language="en" fo:country="US" fo:font-weight="bold" style:font-family-asian="TimesNewRoman, Bold" style:font-family-generic-asian="roman" style:font-size-asian="36pt" style:language-asian="en" style:country-asian="US" style:font-family-complex="TimesNewRoman, Bold" style:font-family-generic-complex="roman" style:font-size-complex="36pt" style:font-weight-complex="bold"/>
    </style:style>
    <style:style style:name="T15" style:family="text">
      <style:text-properties fo:font-family="TimesNewRoman" style:font-family-generic="roman" fo:font-size="18pt" fo:font-weight="bold" style:font-family-asian="TimesNewRoman" style:font-family-generic-asian="roman" style:font-size-asian="18pt" style:font-family-complex="TimesNewRoman" style:font-family-generic-complex="roman" style:font-size-complex="18pt" style:font-weight-complex="bold"/>
    </style:style>
    <style:style style:name="T16" style:family="text">
      <style:text-properties fo:font-family="TimesNewRoman, Bold" style:font-family-generic="roman" fo:font-size="18pt" fo:font-weight="bold" style:font-family-asian="TimesNewRoman, Bold" style:font-family-generic-asian="roman" style:font-size-asian="18pt" style:font-family-complex="TimesNewRoman, Bold" style:font-family-generic-complex="roman" style:font-size-complex="18pt" style:font-weight-complex="bold"/>
    </style:style>
    <style:style style:name="T17" style:family="text">
      <style:text-properties fo:font-family="TimesNewRoman, BoldItalic" style:font-family-generic="roman" fo:font-size="18pt" fo:font-style="italic" fo:font-weight="bold" style:font-family-asian="TimesNewRoman, BoldItalic" style:font-family-generic-asian="roman" style:font-size-asian="18pt" style:font-family-complex="TimesNewRoman, BoldItalic" style:font-family-generic-complex="roman" style:font-size-complex="18pt" style:font-style-complex="italic" style:font-weight-complex="bold"/>
    </style:style>
    <style:style style:name="T18" style:family="text">
      <style:text-properties fo:font-family="TimesNewRoman, Bold" style:font-family-generic="roman" fo:font-size="36pt" fo:language="en" fo:country="US" fo:font-style="italic" fo:font-weight="bold" style:font-family-asian="TimesNewRoman, Bold" style:font-family-generic-asian="roman" style:font-size-asian="36pt" style:language-asian="en" style:country-asian="US" style:font-family-complex="TimesNewRoman, Bold" style:font-family-generic-complex="roman" style:font-size-complex="36pt" style:font-style-complex="italic" style:font-weight-complex="bold"/>
    </style:style>
    <style:style style:name="T19" style:family="text">
      <style:text-properties fo:font-family="TimesNewRoman, Bold" style:font-family-generic="roman" fo:font-size="18pt" fo:font-style="italic" fo:font-weight="bold" style:font-family-asian="TimesNewRoman, Bold" style:font-family-generic-asian="roman" style:font-size-asian="18pt" style:font-family-complex="TimesNewRoman, Bold" style:font-family-generic-complex="roman" style:font-size-complex="18pt" style:font-style-complex="italic" style:font-weight-complex="bold"/>
    </style:style>
    <style:style style:name="T20" style:family="text">
      <style:text-properties fo:font-family="'Times New Roman'" style:font-family-generic="roman" fo:font-size="18pt" fo:font-style="italic" fo:font-weight="bold" style:font-family-asian="'Times New Roman'" style:font-family-generic-asian="roman" style:font-size-asian="18pt" style:font-family-complex="'Times New Roman'" style:font-family-generic-complex="roman" style:font-size-complex="18pt" style:font-style-complex="italic" style:font-weight-complex="bold"/>
    </style:style>
    <style:style style:name="T21" style:family="text">
      <style:text-properties fo:font-family="TimesNewRoman, BoldItalic" style:font-family-generic="roman" fo:font-size="36pt" fo:language="en" fo:country="US" fo:font-style="italic" fo:font-weight="bold" style:font-family-asian="TimesNewRoman, BoldItalic" style:font-family-generic-asian="roman" style:font-size-asian="36pt" style:language-asian="en" style:country-asian="US" style:font-family-complex="TimesNewRoman, BoldItalic" style:font-family-generic-complex="roman" style:font-size-complex="36pt" style:font-style-complex="italic" style:font-weight-complex="bold"/>
    </style:style>
    <style:style style:name="T22" style:family="text">
      <style:text-properties fo:font-family="TimesNewRoman, Bold" style:font-family-generic="roman" fo:font-size="26pt" fo:language="en" fo:country="US" fo:font-style="italic" fo:font-weight="bold" style:font-family-asian="TimesNewRoman, Bold" style:font-family-generic-asian="roman" style:font-size-asian="26pt" style:language-asian="en" style:country-asian="US" style:font-style-asian="italic" style:font-weight-asian="bold" style:font-family-complex="TimesNewRoman, Bold" style:font-family-generic-complex="roman" style:font-size-complex="26pt" style:font-style-complex="italic" style:font-weight-complex="bold"/>
    </style:style>
    <style:style style:name="T23" style:family="text">
      <style:text-properties fo:font-family="TimesNewRoman" style:font-family-generic="roman" fo:font-size="20pt" style:font-family-asian="TimesNewRoman" style:font-family-generic-asian="roman" style:font-size-asian="20pt" style:font-family-complex="TimesNewRoman" style:font-family-generic-complex="roman" style:font-size-complex="20pt"/>
    </style:style>
    <style:style style:name="T24" style:family="text">
      <style:text-properties fo:font-family="'TimesNewRoman,Bold'" style:font-family-generic="roman" fo:font-size="20pt" fo:font-weight="bold" style:font-family-asian="'TimesNewRoman,Bold'" style:font-family-generic-asian="roman" style:font-size-asian="20pt" style:font-weight-asian="bold" style:font-family-complex="'TimesNewRoman,Bold'" style:font-family-generic-complex="roman" style:font-size-complex="20pt" style:font-weight-complex="bold"/>
    </style:style>
    <style:style style:name="T25" style:family="text">
      <style:text-properties style:use-window-font-color="true" style:text-outline="false" style:text-line-through-style="none" fo:font-family="TimesNewRoman" style:font-family-generic="roman" fo:font-size="24pt" fo:text-shadow="none" style:text-underline-style="none" fo:font-weight="normal" style:letter-kerning="true" style:font-family-asian="TimesNewRoman" style:font-family-generic-asian="roman" style:font-size-asian="24pt" style:font-weight-asian="normal" style:font-family-complex="TimesNewRoman" style:font-family-generic-complex="roman" style:font-size-complex="24pt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'TimesNewRoman,Italic'" style:font-family-generic="roman" fo:font-size="24pt" fo:font-style="italic" fo:text-shadow="none" style:text-underline-style="none" fo:font-weight="normal" style:letter-kerning="true" style:font-family-asian="'TimesNewRoman,Italic'" style:font-family-generic-asian="roman" style:font-size-asian="24pt" style:font-style-asian="italic" style:font-weight-asian="normal" style:font-family-complex="'TimesNewRoman,Italic'" style:font-family-generic-complex="roman" style:font-size-complex="24pt" style:font-style-complex="italic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fo:font-family="TimesNewRoman" style:font-family-generic="roman" fo:font-size="24pt" fo:font-style="normal" fo:text-shadow="none" style:text-underline-style="none" fo:font-weight="normal" style:letter-kerning="true" style:font-family-asian="TimesNewRoman" style:font-family-generic-asian="roman" style:font-size-asian="24pt" style:font-style-asian="normal" style:font-weight-asian="normal" style:font-family-complex="TimesNewRoman" style:font-family-generic-complex="roman" style:font-size-complex="24pt" style:font-style-complex="normal" style:font-weight-complex="normal" style:text-emphasize="none" style:font-relief="none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family="TimesNewRoman, Bold" style:font-family-generic="roman" fo:font-size="32pt" fo:language="en" fo:country="US" fo:font-style="italic" fo:font-weight="bold" style:font-family-asian="TimesNewRoman, Bold" style:font-family-generic-asian="roman" style:font-size-asian="32pt" style:language-asian="en" style:country-asian="US" style:font-family-complex="TimesNewRoman, Bold" style:font-family-generic-complex="roman" style:font-size-complex="32pt" style:font-style-complex="italic" style:font-weight-complex="bold"/>
    </style:style>
    <style:style style:name="T30" style:family="text">
      <style:text-properties fo:font-family="TimesNewRoman" style:font-family-generic="roman" fo:font-size="20pt" fo:font-style="italic" fo:font-weight="bold" style:font-family-asian="TimesNewRoman" style:font-family-generic-asian="roman" style:font-size-asian="20pt" style:font-family-complex="TimesNewRoman" style:font-family-generic-complex="roman" style:font-size-complex="20pt" style:font-style-complex="italic" style:font-weight-complex="bold"/>
    </style:style>
    <style:style style:name="T31" style:family="text">
      <style:text-properties fo:font-family="TimesNewRoman" style:font-family-generic="roman" fo:font-size="32pt" style:font-family-asian="TimesNewRoman" style:font-family-generic-asian="roman" style:font-size-asian="32pt" style:font-family-complex="TimesNewRoman" style:font-family-generic-complex="roman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5cm" svg:y="5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DU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4" draw:layer="layout" svg:width="25.199cm" svg:height="13.609cm" svg:x="1.4cm" svg:y="5.038cm" presentation:class="subtitle" presentation:user-transformed="true">
          <draw:text-box>
            <text:p text:style-name="P1"><text:span text:style-name="T2">As tecnologias de redes têm evoluído muito rápido tanto nos aspectos de capacidade de</text:span></text:p>
            <text:p text:style-name="P1"><text:span text:style-name="T2">transmissão como no que diz respeito a confiabilidade, distâncias alcançadas, métodos de</text:span></text:p>
            <text:p text:style-name="P1"><text:span text:style-name="T2">compartilhamento do meio e tipos de aplicações suportad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5" draw:layer="layout" svg:width="25.199cm" svg:height="13.609cm" svg:x="0.801cm" svg:y="4.89cm" presentation:class="subtitle" presentation:user-transformed="true">
          <draw:text-box>
            <text:p text:style-name="P1"><text:span text:style-name="T3">Desenvolvimento motivado por:</text:span></text:p>
            <text:p text:style-name="P1"><text:span text:style-name="T3"/></text:p>
            <text:p text:style-name="P1"><text:span text:style-name="T3">fibras ópticas</text:span></text:p>
            <text:p text:style-name="P1"><text:span text:style-name="T3">aprimoramento de técnicas de transmissão</text:span></text:p>
            <text:p text:style-name="P1"><text:span text:style-name="T3">a integração crescente de recursos multimídia às aplicações</text:span></text:p>
            <text:p text:style-name="P1"><text:span text:style-name="T3">desenvolvimento da microeletrônica</text:span></text:p>
            <text:p text:style-name="P1"><text:span text:style-name="T3">Nosso Foco: Daremos ênfase à evolução das fibras</text:span></text:p>
            <text:p text:style-name="P1"><text:span text:style-name="T3"><text:s text:c="5"/></text:span><text:span text:style-name="T3">ópticas e as técnicas de transmissão neste meio físico, enfocando as arquiteturas e</text:span></text:p>
            <text:p text:style-name="P1"><text:span text:style-name="T3">mecanismos de roteamento utilizados nas redes ópt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301cm" svg:y="4.891cm" presentation:class="subtitle" presentation:user-transformed="true">
          <draw:text-box>
            <text:p text:style-name="P1"><text:span text:style-name="T4"/></text:p>
            <text:p text:style-name="P1"><text:span text:style-name="T4">Visão Geral e Backgro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6" draw:layer="layout" svg:width="25.199cm" svg:height="13.609cm" svg:x="1.4cm" svg:y="5.039cm" presentation:class="subtitle" presentation:user-transformed="true">
          <draw:text-box>
            <text:p text:style-name="P1"><text:span text:style-name="T5">A primeira rede <text:s/>de longa distância que conhecemos foi a rede de telefonia, do início da década de 70,baseada da técnica de comutação de circuitos.</text:span></text:p>
            <text:p text:style-name="P1"><text:span text:style-name="T6"/></text:p>
            <text:p text:style-name="P1"><text:span text:style-name="T6">Redes de comutação de pacote,também conhecidas como redes X.25.</text:span></text:p>
            <text:p text:style-name="P1"><text:span text:style-name="T6"/></text:p>
            <text:p text:style-name="P1"><text:span text:style-name="T6">A tecnologia Frame Relay.</text:span></text:p>
            <text:p text:style-name="P1"><text:span text:style-name="T6"/></text:p>
            <text:p text:style-name="P1"><text:span text:style-name="T7">Advento das redes ATM (</text:span><text:span text:style-name="T8">Asynchronous Transfer Mode</text:span><text:span text:style-name="T7">)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6" draw:layer="layout" svg:width="25.199cm" svg:height="13.609cm" svg:x="1.4cm" svg:y="5.039cm" presentation:class="subtitle" presentation:user-transformed="true">
          <draw:text-box>
            <text:p text:style-name="P1"><text:span text:style-name="T9">Primeira geração de redes ópticas: a fibra óptica era usada puramente como meio de transmissão em substituição ao cabo de cobre. Todas as funções de amplificação/repetição,</text:span></text:p>
            <text:p text:style-name="P1"><text:span text:style-name="T9">comutação e roteamento eram realizadas eletronicamente.</text:span></text:p>
            <text:p text:style-name="P1"><text:span text:style-name="T9"/></text:p>
            <text:p text:style-name="P1"><text:span text:style-name="T9"><text:s/></text:span><text:span text:style-name="T9">A tecnologia predominante de rede física era o SDH/SONET (</text:span><text:span text:style-name="T10">Synchronous Digital Hierarchy</text:span><text:span text:style-name="T9">)/</text:span><text:span text:style-name="T10">Synchronous OpticalNETwork</text:span><text:span text:style-name="T9">) e a taxa de transmissão máxima obtida atingiu 40 Gbps. </text:span></text:p>
            <text:p text:style-name="P1"><text:span text:style-name="T9"/></text:p>
            <text:p text:style-name="P1"><text:span text:style-name="T9">Na <text:s/>segunda geração das redes ópticas, objetivando o aumento da capacidade de transmissão da fibra</text:span></text:p>
            <text:p text:style-name="P1"><text:span text:style-name="T9">óptica utilizada, passou-se a ter redes totalmente ópticas, baseadas na multiplexação do</text:span></text:p>
            <text:p text:style-name="P1"><text:span text:style-name="T9">comprimento de onda do sinal óptico, isto é, nas redes WDM (</text:span><text:span text:style-name="T10">Wavelength Division</text:span></text:p>
            <text:p text:style-name="P1"><text:span text:style-name="T11">Muktiplexing</text:span><text:span text:style-name="T12">). Neste caso, fala-se de taxas de transmissão da ordem de dezenas de Tbps.</text:span></text:p>
            <text:p text:style-name="P1"><text:span text:style-name="T13"/></text:p>
            <text:p text:style-name="P1"><text:span text:style-name="T13"/></text:p>
            <text:p text:style-name="P1"><text:span text:style-name="T12">Redes totalmente ópt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14">Arquitetura e topologia das redes ópt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1"><text:span text:style-name="T15">Tecnologias de rede que utilizam fibra óptica</text:span></text:p>
            <text:p text:style-name="P1"><text:span text:style-name="T9">podemos citar FDDI, ATM, Gigabit Ethernet, SONET/SDH entre outras</text:span></text:p>
            <text:p text:style-name="P1"><text:span text:style-name="T9"/></text:p>
            <text:p text:style-name="P1"><text:span text:style-name="T15">Mas um ponto </text:span><text:span text:style-name="T9">muito importante nesta evolução é como o sinal de luz é tratado pela tecnologia.</text:span></text:p>
            <text:p text:style-name="P1"><text:span text:style-name="T9"/></text:p>
            <text:p text:style-name="P1"><text:span text:style-name="T16">Redes WDM/DWDM/CWDM</text:span></text:p>
            <text:p text:style-name="P1"><text:span text:style-name="T16"/></text:p>
            <text:p text:style-name="P1"><text:span text:style-name="T17">Redes de Broadcast e Seleção</text:span></text:p>
            <text:p text:style-name="P1"><text:span text:style-name="T17"/></text:p>
            <text:p text:style-name="P1"><text:span text:style-name="T17">Redes com Topologias Arbitrarias</text:span></text:p>
            <text:p text:style-name="P1"><text:span text:style-name="T17"/></text:p>
            <text:p text:style-name="P1"><text:span text:style-name="T17">Redes Opticamente Lineares</text:span></text:p>
            <text:p text:style-name="P1"><text:span text:style-name="T17"/></text:p>
            <text:p text:style-name="P1"><text:span text:style-name="T17">Redes em A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18">-Roteamento por Comprimento de onda em WDM/ DWDM /CWD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1"><text:span text:style-name="T19">Tráfego Estático ou Dinâmico</text:span></text:p>
            <text:p text:style-name="P1"><text:span text:style-name="T19"/></text:p>
            <text:p text:style-name="P1"><text:span text:style-name="T19">Controle Centralizado ou Distribuído</text:span></text:p>
            <text:p text:style-name="P1"><text:span text:style-name="T19"/></text:p>
            <text:p text:style-name="P1"><text:span text:style-name="T19">Métodos de Roteamento e Seleção do Comprimento de Onda (RAW)</text:span></text:p>
            <text:p text:style-name="P1"><text:span text:style-name="T19"/></text:p>
            <text:p text:style-name="P1"><text:span text:style-name="T20">Roteamento Inteligente: Ant Colony Aplicado às Redes Ópt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21">Pacotes IP sobre Redes Ópt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1"><text:span text:style-name="T19">A proposta do GMPLS</text:span></text:p>
            <text:p text:style-name="P1"><text:span text:style-name="T19"/></text:p>
            <text:p text:style-name="P1"><text:span text:style-name="T17">Roteamento no domínio IP integrado ao domínio ópti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9" draw:layer="layout" svg:width="25.099cm" svg:height="13.609cm" svg:x="1.5cm" svg:y="5.039cm" presentation:class="subtitle" presentation:user-transformed="true">
          <draw:text-box>
            <text:p text:style-name="P8"><text:span text:style-name="T22">Caso de Estu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1" draw:layer="layout" svg:width="25.199cm" svg:height="13.609cm" svg:x="1.4cm" svg:y="5.039cm" presentation:class="subtitle">
          <draw:text-box>
            <text:p text:style-name="P10"><text:span text:style-name="T23">Atualmente, vários grupos de pesquisa têm implementado redes ópticas com o intuito de</text:span></text:p>
            <text:p text:style-name="P10"><text:span text:style-name="T23">fazer um teste de prova dos conceitos mostrados neste documento. Um desses projetos,já</text:span></text:p>
            <text:p text:style-name="P10"><text:span text:style-name="T23">em uma fase bastante avançada, foi implementado no Canadá.</text:span></text:p>
            <text:p text:style-name="P10"><text:span text:style-name="T23"/></text:p>
            <text:p text:style-name="P10"><text:span text:style-name="T24">Projeto Piloto no Exterior: Rede Canarie.</text:span></text:p>
            <text:p text:style-name="P10"><text:span text:style-name="T24"/></text:p>
            <text:p text:style-name="P10"><text:span text:style-name="T24">Projeto DICON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18">Iniciativas no Bras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2" draw:layer="layout" svg:width="25.199cm" svg:height="13.609cm" svg:x="1.4cm" svg:y="5.039cm" presentation:class="subtitle">
          <draw:text-box>
            <text:p text:style-name="P8"><text:span text:style-name="T25">No Brasil, temos algumas iniciativas no sentido de criar um </text:span><text:span text:style-name="T26">testbed </text:span><text:span text:style-name="T27">óptico.</text:span></text:p>
            <text:p text:style-name="P8"><text:span text:style-name="T27"/></text:p>
            <text:p text:style-name="P8"><text:span text:style-name="T27">Grupo de pesquisa de <text:s/>grupo Computação Inteligente da Universidade de Pernambuco(UPE)</text:span></text:p>
            <text:p text:style-name="P8"><text:span text:style-name="T27"/></text:p>
            <text:p text:style-name="P8"><text:span text:style-name="T27"/></text:p>
          </draw:text-box>
        </draw:frame>
        <draw:frame draw:style-name="gr2" draw:text-style-name="P1" draw:layer="layout" svg:width="22cm" svg:height="8.083cm" svg:x="2cm" svg:y="13.5cm">
          <draw:text-box>
            <text:p text:style-name="P1">Linha de Pesquisa Aplicações Inteligentes em Redes de Opticas</text:p>
            <text:p text:style-name="P1"/>
            <text:p text:style-name="P1">Pesquisadores:</text:p>
            <text:p text:style-name="P1"><text:s text:c="5"/>Alex Dias Ramos</text:p>
            <text:p text:style-name="P1"><text:s text:c="4"/>Carmelo Jose Albanez Bastos Filho </text:p>
            <text:p text:style-name="P1">Objetivo:</text:p>
            <text:p text:style-name="P1">Modelar roteamento e alocação de canais de comunicação em redes opticas de computadores visando otimizar utilização de recursos e maximizar performance das plataformas utilizadas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text-style-name="P13" draw:layer="layout" svg:width="25.199cm" svg:height="13.609cm" svg:x="1.4cm" svg:y="5.039cm" presentation:class="subtitle" presentation:user-transformed="true">
          <draw:text-box>
            <text:p text:style-name="P11"><text:span text:style-name="T28">Na Uinversidade Federal de Pernambuco(UFPE)</text:span></text:p>
            <text:p text:style-name="P11"><text:span text:style-name="T28"/></text:p>
            <text:p text:style-name="P11"><text:span text:style-name="T28">Grupo de Pesquisa: Laboratório de Redes Ópticas</text:span></text:p>
            <text:p text:style-name="P11"><text:span text:style-name="T28">Coordenado por Joaquim Ferreira Martins Filho</text:span></text:p>
            <text:p text:style-name="P11"><text:span text:style-name="T28"/></text:p>
            <text:p text:style-name="P11"><text:span text:style-name="T28">Linhas</text:span></text:p>
            <text:p text:style-name="P11"><text:span text:style-name="T28"/></text:p>
            <text:p text:style-name="P11"><text:span text:style-name="T28">* <text:s/>Algoritmos de Roteamento e Atribuição de Comprimentos de Onda</text:span></text:p>
            <text:p text:style-name="P11"><text:span text:style-name="T28">* Amplificadores Ópticos</text:span></text:p>
            <text:p text:style-name="P11"><text:span text:style-name="T28">* Otimização de Redes Ópticas via Computação Inteligente</text:span></text:p>
            <text:p text:style-name="P11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4" draw:layer="layout" svg:width="25.199cm" svg:height="13.609cm" svg:x="1.4cm" svg:y="5.039cm" presentation:class="subtitle">
          <draw:text-box>
            <text:p text:style-name="P1"><text:span text:style-name="T29">Conclus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4" draw:layer="layout" svg:width="25.199cm" svg:height="13.609cm" svg:x="1.4cm" svg:y="5.039cm" presentation:class="subtitle">
          <draw:text-box>
            <text:p text:style-name="P1"><text:span text:style-name="T30">a evolução das tecnologias de transmissão de dados baseadas em fibra</text:span></text:p>
            <text:p text:style-name="P1"><text:span text:style-name="T23">óptica está permitindo dar um salto significativo na vazão e eficiência das redes</text:span></text:p>
            <text:p text:style-name="P1"><text:span text:style-name="T23"/></text:p>
            <text:p text:style-name="P1"><text:span text:style-name="T30">A comutação de circuito associado à</text:span></text:p>
            <text:p text:style-name="P1"><text:span text:style-name="T23">multiplexação de comprimento de onda, permite multiplicar em muitas vezes a capacidade</text:span></text:p>
            <text:p text:style-name="P1"><text:span text:style-name="T23">de transmissão, garantindo ainda baixa latência e baixa variação de atraso. Os sofisticados</text:span></text:p>
            <text:p text:style-name="P1"><text:span text:style-name="T23">equipamentos OXC e WADM dão ainda melhor desempenho a rede, permitindo eliminar o</text:span></text:p>
            <text:p text:style-name="P1"><text:span text:style-name="T23">gargalo da conversão eletro-óptico</text:span></text:p>
            <text:p text:style-name="P1"><text:span text:style-name="T23"/></text:p>
            <text:p text:style-name="P1"><text:span text:style-name="T23">Todo este panorama mostra-nos que a tecnologia WDM</text:span></text:p>
            <text:p text:style-name="P1"><text:span text:style-name="T23">e suas variantes são bastante promissoras, permitindo ampliar em muito a utilização do</text:span></text:p>
            <text:p text:style-name="P1"><text:span text:style-name="T23">meio físico de fibra óptica já instaladas.</text:span></text:p>
            <text:p text:style-name="P1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14">Considerações Fin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4" draw:layer="layout" svg:width="25.199cm" svg:height="13.609cm" svg:x="1.4cm" svg:y="5.039cm" presentation:class="subtitle">
          <draw:text-box>
            <text:p text:style-name="P1"><text:span text:style-name="T31">Topologias possíveis na implantação de redes WDM.</text:span></text:p>
            <text:p text:style-name="P1"><text:span text:style-name="T31"/></text:p>
            <text:p text:style-name="P1"><text:span text:style-name="T31">A arquitetura em camada desta tecnologia e os mecanismos de roteamento utilizados </text:span></text:p>
            <text:p text:style-name="P1"><text:span text:style-name="T31"/></text:p>
            <text:p text:style-name="P1"><text:span text:style-name="T31"><text:s/></text:span><text:span text:style-name="T31">A proposta do GMP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1"><text:span text:style-name="T21">Bibliograf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Win32 OpenOffice.org_project/680m17$Build-9310</meta:generator>
    <meta:initial-creator>Elli Messias</meta:initial-creator>
    <meta:creation-date>2008-11-09T22:56:18</meta:creation-date>
    <dc:creator>Elli Messias</dc:creator>
    <dc:date>2008-11-10T03:06:09</dc:date>
    <meta:editing-cycles>17</meta:editing-cycles>
    <meta:editing-duration>PT4H0M16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10"/>
  </office:meta>
</office:document-meta>
</file>